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E400000424500EFCF525A098E5.png" manifest:media-type="image/png"/>
  <manifest:file-entry manifest:full-path="Pictures/10000201000007D800000380BAE8D96B080C7C30.png" manifest:media-type="image/png"/>
  <manifest:file-entry manifest:full-path="Pictures/10000201000007CC0000048C7E9C70D74DCF13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2.66mm" svg:y="0mm" svg:width="30mm" svg:height="13.41mm" draw:z-index="0"><draw:image xlink:href="Pictures/10000201000007D800000380BAE8D96B080C7C30.png" xlink:type="simple" xlink:show="embed" xlink:actuate="onLoad" loext:mime-type="image/png"/></draw:frame><draw:frame draw:style-name="fr1" draw:name="Image14" text:anchor-type="paragraph" svg:x="29.97mm" svg:y="0.46mm" svg:width="30mm" svg:height="13.41mm" draw:z-index="13"><draw:image xlink:href="Pictures/10000201000007D800000380BAE8D96B080C7C30.png" xlink:type="simple" xlink:show="embed" xlink:actuate="onLoad" loext:mime-type="image/png"/></draw:frame><draw:frame draw:style-name="fr1" draw:name="Image15" text:anchor-type="paragraph" svg:x="62.02mm" svg:y="0.64mm" svg:width="30mm" svg:height="13.41mm" draw:z-index="14"><draw:image xlink:href="Pictures/10000201000007D800000380BAE8D96B080C7C30.png" xlink:type="simple" xlink:show="embed" xlink:actuate="onLoad" loext:mime-type="image/png"/></draw:frame><draw:frame draw:style-name="fr1" draw:name="Image16" text:anchor-type="paragraph" svg:x="94.35mm" svg:y="1.06mm" svg:width="30mm" svg:height="13.41mm" draw:z-index="15"><draw:image xlink:href="Pictures/10000201000007D800000380BAE8D96B080C7C30.png" xlink:type="simple" xlink:show="embed" xlink:actuate="onLoad" loext:mime-type="image/png"/></draw:frame><draw:frame draw:style-name="fr1" draw:name="Image27" text:anchor-type="paragraph" svg:x="126.98mm" svg:y="1.52mm" svg:width="30mm" svg:height="13.41mm" draw:z-index="26"><draw:image xlink:href="Pictures/10000201000007D800000380BAE8D96B080C7C30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5" text:anchor-type="paragraph" svg:x="-1.69mm" svg:y="3.88mm" svg:width="22mm" svg:height="12.45mm" draw:z-index="1"><draw:image xlink:href="Pictures/10000201000007CC0000048C7E9C70D74DCF1351.png" xlink:type="simple" xlink:show="embed" xlink:actuate="onLoad" loext:mime-type="image/png"/></draw:frame><draw:frame draw:style-name="fr1" draw:name="Image8" text:anchor-type="paragraph" svg:x="48.86mm" svg:y="2.59mm" svg:width="24.99mm" svg:height="14.38mm" draw:z-index="8"><draw:image xlink:href="Pictures/10000201000007CC0000048C7E9C70D74DCF1351.png" xlink:type="simple" xlink:show="embed" xlink:actuate="onLoad" loext:mime-type="image/png"/></draw:frame><draw:frame draw:style-name="fr1" draw:name="Image10" text:anchor-type="paragraph" svg:x="102.08mm" svg:y="2.45mm" svg:width="27.01mm" svg:height="15.29mm" draw:z-index="9"><draw:image xlink:href="Pictures/10000201000007CC0000048C7E9C70D74DCF1351.png" xlink:type="simple" xlink:show="embed" xlink:actuate="onLoad" loext:mime-type="image/png"/></draw:frame><draw:frame draw:style-name="fr1" draw:name="Image11" text:anchor-type="paragraph" svg:x="22.7mm" svg:y="3.92mm" svg:width="22mm" svg:height="12.45mm" draw:z-index="10"><draw:image xlink:href="Pictures/10000201000007CC0000048C7E9C70D74DCF1351.png" xlink:type="simple" xlink:show="embed" xlink:actuate="onLoad" loext:mime-type="image/png"/></draw:frame><draw:frame draw:style-name="fr1" draw:name="Image12" text:anchor-type="paragraph" svg:x="75.62mm" svg:y="2.93mm" svg:width="24.99mm" svg:height="14.38mm" draw:z-index="11"><draw:image xlink:href="Pictures/10000201000007CC0000048C7E9C70D74DCF1351.png" xlink:type="simple" xlink:show="embed" xlink:actuate="onLoad" loext:mime-type="image/png"/></draw:frame><draw:frame draw:style-name="fr1" draw:name="Image13" text:anchor-type="paragraph" svg:x="130.88mm" svg:y="2.19mm" svg:width="27.01mm" svg:height="15.29mm" draw:z-index="12"><draw:image xlink:href="Pictures/10000201000007CC0000048C7E9C70D74DCF1351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9" text:anchor-type="paragraph" svg:x="-1.57mm" svg:y="3.33mm" svg:width="22mm" svg:height="12.84mm" draw:z-index="2"><draw:image xlink:href="Pictures/10000201000006E400000424500EFCF525A098E5.png" xlink:type="simple" xlink:show="embed" xlink:actuate="onLoad" loext:mime-type="image/png"/></draw:frame><draw:frame draw:style-name="fr1" draw:name="Image2" text:anchor-type="paragraph" svg:x="22.75mm" svg:y="3.33mm" svg:width="22mm" svg:height="12.84mm" draw:z-index="3"><draw:image xlink:href="Pictures/10000201000006E400000424500EFCF525A098E5.png" xlink:type="simple" xlink:show="embed" xlink:actuate="onLoad" loext:mime-type="image/png"/></draw:frame><draw:frame draw:style-name="fr1" draw:name="Image3" text:anchor-type="paragraph" svg:x="48.72mm" svg:y="4.16mm" svg:width="24.99mm" svg:height="14.82mm" draw:z-index="4"><draw:image xlink:href="Pictures/10000201000006E400000424500EFCF525A098E5.png" xlink:type="simple" xlink:show="embed" xlink:actuate="onLoad" loext:mime-type="image/png"/></draw:frame><draw:frame draw:style-name="fr1" draw:name="Image4" text:anchor-type="paragraph" svg:x="75.46mm" svg:y="4.48mm" svg:width="24.99mm" svg:height="14.82mm" draw:z-index="5"><draw:image xlink:href="Pictures/10000201000006E400000424500EFCF525A098E5.png" xlink:type="simple" xlink:show="embed" xlink:actuate="onLoad" loext:mime-type="image/png"/></draw:frame><draw:frame draw:style-name="fr1" draw:name="Image6" text:anchor-type="paragraph" svg:x="101.92mm" svg:y="4.52mm" svg:width="27.01mm" svg:height="15.77mm" draw:z-index="6"><draw:image xlink:href="Pictures/10000201000006E400000424500EFCF525A098E5.png" xlink:type="simple" xlink:show="embed" xlink:actuate="onLoad" loext:mime-type="image/png"/></draw:frame><draw:frame draw:style-name="fr1" draw:name="Image7" text:anchor-type="paragraph" svg:x="130.42mm" svg:y="4.55mm" svg:width="27.01mm" svg:height="15.77mm" draw:z-index="7"><draw:image xlink:href="Pictures/10000201000006E400000424500EFCF525A098E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17" text:anchor-type="paragraph" svg:x="-2.66mm" svg:y="1.06mm" svg:width="27.99mm" svg:height="12.38mm" draw:z-index="16"><draw:image xlink:href="Pictures/10000201000007D800000380BAE8D96B080C7C30.png" xlink:type="simple" xlink:show="embed" xlink:actuate="onLoad" loext:mime-type="image/png"/></draw:frame><draw:frame draw:style-name="fr1" draw:name="Image20" text:anchor-type="paragraph" svg:x="27.6mm" svg:y="1.29mm" svg:width="27.99mm" svg:height="12.38mm" draw:z-index="19"><draw:image xlink:href="Pictures/10000201000007D800000380BAE8D96B080C7C30.png" xlink:type="simple" xlink:show="embed" xlink:actuate="onLoad" loext:mime-type="image/png"/></draw:frame><draw:frame draw:style-name="fr1" draw:name="Image19" text:anchor-type="paragraph" svg:x="57.31mm" svg:y="1.85mm" svg:width="27.99mm" svg:height="12.38mm" draw:z-index="18"><draw:image xlink:href="Pictures/10000201000007D800000380BAE8D96B080C7C30.png" xlink:type="simple" xlink:show="embed" xlink:actuate="onLoad" loext:mime-type="image/png"/></draw:frame><draw:frame draw:style-name="fr1" draw:name="Image18" text:anchor-type="paragraph" svg:x="87.58mm" svg:y="1.85mm" svg:width="27.99mm" svg:height="12.38mm" draw:z-index="17"><draw:image xlink:href="Pictures/10000201000007D800000380BAE8D96B080C7C30.png" xlink:type="simple" xlink:show="embed" xlink:actuate="onLoad" loext:mime-type="image/png"/></draw:frame><draw:frame draw:style-name="fr1" draw:name="Image26" text:anchor-type="paragraph" svg:x="118.16mm" svg:y="2.19mm" svg:width="27.99mm" svg:height="12.38mm" draw:z-index="25"><draw:image xlink:href="Pictures/10000201000007D800000380BAE8D96B080C7C30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1" text:anchor-type="paragraph" svg:x="-2.66mm" svg:y="3.74mm" svg:width="32mm" svg:height="14.11mm" draw:z-index="20"><draw:image xlink:href="Pictures/10000201000007D800000380BAE8D96B080C7C30.png" xlink:type="simple" xlink:show="embed" xlink:actuate="onLoad" loext:mime-type="image/png"/></draw:frame><draw:frame draw:style-name="fr1" draw:name="Image22" text:anchor-type="paragraph" svg:x="30.85mm" svg:y="3.77mm" svg:width="32mm" svg:height="14.11mm" draw:z-index="21"><draw:image xlink:href="Pictures/10000201000007D800000380BAE8D96B080C7C30.png" xlink:type="simple" xlink:show="embed" xlink:actuate="onLoad" loext:mime-type="image/png"/></draw:frame><draw:frame draw:style-name="fr1" draw:name="Image23" text:anchor-type="paragraph" svg:x="64.95mm" svg:y="4.11mm" svg:width="32mm" svg:height="14.11mm" draw:z-index="22"><draw:image xlink:href="Pictures/10000201000007D800000380BAE8D96B080C7C30.png" xlink:type="simple" xlink:show="embed" xlink:actuate="onLoad" loext:mime-type="image/png"/></draw:frame><draw:frame draw:style-name="fr1" draw:name="Image24" text:anchor-type="paragraph" svg:x="98.48mm" svg:y="3.81mm" svg:width="32mm" svg:height="14.11mm" draw:z-index="23"><draw:image xlink:href="Pictures/10000201000007D800000380BAE8D96B080C7C30.png" xlink:type="simple" xlink:show="embed" xlink:actuate="onLoad" loext:mime-type="image/png"/></draw:frame><draw:frame draw:style-name="fr1" draw:name="Image25" text:anchor-type="paragraph" svg:x="131.97mm" svg:y="4.09mm" svg:width="32mm" svg:height="14.11mm" draw:z-index="24"><draw:image xlink:href="Pictures/10000201000007D800000380BAE8D96B080C7C30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5:22:47.669326789</meta:creation-date>
    <dc:date>2019-03-15T05:53:11.274527258</dc:date>
    <meta:editing-duration>PT20M12S</meta:editing-duration>
    <meta:editing-cycles>4</meta:editing-cycles>
    <meta:generator>LibreOffice/6.1.5.2$Linux_X86_64 LibreOffice_project/10$Build-2</meta:generator>
    <meta:print-date>2019-03-15T05:49:40.025005509</meta:print-date>
    <meta:document-statistic meta:table-count="0" meta:image-count="27" meta:object-count="0" meta:page-count="1" meta:paragraph-count="0" meta:word-count="0" meta:character-count="0" meta:non-whitespace-character-count="0"/>
  </office:meta>
</office:document-meta>
</file>